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4pt" fo:language="bg" fo:country="BG" style:font-size-asian="14pt" style:font-size-complex="14pt"/>
    </style:style>
    <style:style style:name="P2" style:family="paragraph" style:parent-style-name="Normal">
      <style:text-properties fo:font-size="14pt" style:font-size-asian="14pt" style:font-size-complex="14pt"/>
    </style:style>
    <style:style style:name="P3" style:family="paragraph" style:parent-style-name="Normal">
      <style:text-properties fo:font-size="14pt" style:font-size-asian="14pt" style:font-size-complex="14pt" style:font-style-complex="italic"/>
    </style:style>
    <style:style style:name="P4" style:family="paragraph" style:parent-style-name="Normal">
      <style:text-properties fo:font-size="14pt" fo:language="en" fo:country="US" style:font-size-asian="14pt" style:font-size-complex="14pt"/>
    </style:style>
    <style:style style:name="P5" style:family="paragraph" style:parent-style-name="Normal">
      <style:text-properties fo:color="#70ad47" loext:opacity="100%" fo:font-size="14pt" style:font-size-asian="14pt" style:font-size-complex="14pt"/>
    </style:style>
    <style:style style:name="P6" style:family="paragraph" style:parent-style-name="Normal">
      <style:text-properties fo:color="#70ad47" loext:opacity="100%" fo:font-size="14pt" style:font-size-asian="14pt" style:font-size-complex="14pt" style:font-style-complex="italic"/>
    </style:style>
    <style:style style:name="P7" style:family="paragraph" style:parent-style-name="Normal">
      <style:text-properties fo:color="#ff0000" loext:opacity="100%"/>
    </style:style>
    <style:style style:name="P8" style:family="paragraph" style:parent-style-name="Normal">
      <style:text-properties fo:color="#ff0000" loext:opacity="100%" fo:font-size="14pt" style:font-size-asian="14pt" style:font-size-complex="14pt"/>
    </style:style>
    <style:style style:name="P9" style:family="paragraph" style:parent-style-name="Normal">
      <style:text-properties fo:color="#00ff00" loext:opacity="100%" fo:font-size="14pt" style:font-size-asian="14pt" style:font-size-complex="14pt"/>
    </style:style>
    <style:style style:name="P10" style:family="paragraph" style:parent-style-name="Normal">
      <style:text-properties fo:language="en" fo:country="US"/>
    </style:style>
    <style:style style:name="P11" style:family="paragraph" style:parent-style-name="Normal" style:master-page-name="MP0">
      <style:paragraph-properties style:page-number="1" fo:break-before="page"/>
      <style:text-properties fo:font-size="18pt" fo:language="bg" fo:country="BG" style:font-size-asian="18pt" style:font-size-complex="18pt"/>
    </style:style>
    <style:style style:name="P12" style:family="paragraph">
      <style:paragraph-properties fo:margin-left="0in" fo:margin-right="0in" fo:margin-top="0in" fo:margin-bottom="0in" fo:line-height="107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14pt" fo:language="bg" fo:country="BG" style:font-size-asian="14pt" style:font-size-complex="14pt"/>
    </style:style>
    <style:style style:name="T2" style:family="text">
      <style:text-properties fo:font-size="14pt" fo:language="bg" fo:country="BG" style:font-size-asian="14pt" style:font-size-complex="14pt" style:font-weight-complex="bold"/>
    </style:style>
    <style:style style:name="T3" style:family="text">
      <style:text-properties fo:font-size="14pt" fo:language="bg" fo:country="BG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style-complex="italic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style-complex="italic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fo:font-size="14pt" fo:language="en" fo:country="US" style:font-size-asian="14pt" style:font-size-complex="14pt"/>
    </style:style>
    <style:style style:name="T12" style:family="text">
      <style:text-properties fo:color="#ff0000" loext:opacity="100%" fo:font-size="14pt" style:font-size-asian="14pt" style:font-size-complex="14pt"/>
    </style:style>
    <style:style style:name="T13" style:family="text">
      <style:text-properties fo:color="#ff0000" loext:opacity="100%" style:font-name="Tahoma" style:font-name-complex="Tahoma"/>
    </style:style>
    <style:style style:name="T14" style:family="text">
      <style:text-properties fo:color="#ff0000" loext:opacity="100%" style:font-name="Tahoma" fo:language="en" fo:country="US" style:font-name-complex="Tahoma"/>
    </style:style>
    <style:style style:name="T15" style:family="text">
      <style:text-properties fo:color="#ff0000" loext:opacity="100%" fo:language="en" fo:country="US"/>
    </style:style>
    <style:style style:name="T16" style:family="text">
      <style:text-properties fo:color="#a5a5a5" loext:opacity="100%" fo:font-size="14pt" style:font-size-asian="14pt" style:font-size-complex="14pt"/>
    </style:style>
    <style:style style:name="T17" style:family="text">
      <style:text-properties fo:color="#a5a5a5" loext:opacity="100%" fo:font-size="14pt" fo:language="bg" fo:country="BG" style:font-size-asian="14pt" style:font-size-complex="14pt"/>
    </style:style>
    <style:style style:name="T18" style:family="text">
      <style:text-properties fo:color="#70ad47" loext:opacity="100%"/>
    </style:style>
    <style:style style:name="T19" style:family="text">
      <style:text-properties fo:color="#70ad47" loext:opacity="100%" fo:font-size="14pt" style:font-size-asian="14pt" style:font-size-complex="14pt"/>
    </style:style>
    <style:style style:name="T20" style:family="text">
      <style:text-properties fo:color="#70ad47" loext:opacity="100%" fo:font-size="14pt" fo:language="en" fo:country="US" style:font-size-asian="14pt" style:font-size-complex="14pt"/>
    </style:style>
    <style:style style:name="T21" style:family="text">
      <style:text-properties fo:color="#70ad47" loext:opacity="100%" fo:font-size="14pt" fo:language="bg" fo:country="BG" style:font-size-asian="14pt" style:font-size-complex="14pt"/>
    </style:style>
    <style:style style:name="T22" style:family="text">
      <style:text-properties fo:color="#70ad47" loext:opacity="100%" style:font-name="Segoe UI Symbol" style:font-name-complex="Segoe UI Symbol"/>
    </style:style>
    <style:style style:name="T23" style:family="text">
      <style:text-properties fo:language="en" fo:country="US"/>
    </style:style>
    <style:style style:name="T24" style:family="text">
      <style:text-properties fo:color="#4a86e8" loext:opacity="100%" fo:font-size="14pt" fo:language="en" fo:country="US" style:font-size-asian="14pt" style:font-size-complex="14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bg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 снимките от групата</text:p>
      <text:p text:style-name="P1"/>
      <text:p text:style-name="Normal"><office:annotation office:name="__Annotation__2653_215317255" loext:resolved="false"><dc:creator>Unknown Author</dc:creator><dc:date>2024-01-24T08:00:37.307902568</dc:date><text:p text:style-name="P12"><text:span text:style-name="T25">Некоректен въпрос, но тези сигурно са верни.</text:span></text:p></office:annotation><text:span text:style-name="Default_20_Paragraph_20_Font"><text:span text:style-name="T1">24. </text:span></text:span><text:span text:style-name="Default_20_Paragraph_20_Font"><text:span text:style-name="T4">The Web container in Java EE can be used to implement the following messaging model:</text:span></text:span><text:span text:style-name="Default_20_Paragraph_20_Font"><text:span text:style-name="T3"> </text:span></text:span><text:span text:style-name="Default_20_Paragraph_20_Font"><text:span text:style-name="T2">НЕ СМЕ СИГУРНИ</text:span></text:span></text:p>
      <text:p text:style-name="P5">a Synchronous messaging</text:p>
      <text:p text:style-name="P2">b. Combined synchronous/asynchronous messaging</text:p>
      <text:p text:style-name="P2">c Publish/subscribe messaging</text:p>
      <text:p text:style-name="P5">d. Request/response messaging</text:p>
      <text:p text:style-name="P5">e. Asynchronous messaging<office:annotation-end office:name="__Annotation__2653_215317255"/></text:p>
      <text:p text:style-name="P1"/>
      <text:p text:style-name="Normal"><office:annotation office:name="__Annotation__2654_215317255" loext:resolved="false"><dc:creator>Unknown Author</dc:creator><dc:date>2024-01-24T08:00:58.810555352</dc:date><text:p text:style-name="P12"><text:span text:style-name="T25">C imo</text:span></text:p></office:annotation><text:span text:style-name="Default_20_Paragraph_20_Font"><text:span text:style-name="T11">23. </text:span></text:span><text:span text:style-name="Default_20_Paragraph_20_Font"><text:span text:style-name="T10">EL expressions manipulate the following objects: </text:span></text:span></text:p>
      <text:p text:style-name="Normal"><text:span text:style-name="Default_20_Paragraph_20_Font"><text:span text:style-name="T10">a. Java objects available on the HTML pages </text:span></text:span><text:span text:style-name="Default_20_Paragraph_20_Font"><text:span text:style-name="T13">﻿﻿﻿</text:span></text:span></text:p>
      <text:p text:style-name="Normal"><text:span text:style-name="Default_20_Paragraph_20_Font"><text:span text:style-name="T14">b. </text:span></text:span><text:span text:style-name="Default_20_Paragraph_20_Font"><text:span text:style-name="T10">Java objects available inside the servlets only </text:span></text:span></text:p>
      <text:p text:style-name="Normal"><text:span text:style-name="Default_20_Paragraph_20_Font"><text:span text:style-name="T15">c. </text:span></text:span><text:span text:style-name="Default_20_Paragraph_20_Font"><text:span text:style-name="T13">﻿﻿﻿</text:span></text:span><text:span text:style-name="Default_20_Paragraph_20_Font"><text:span text:style-name="T10">Java objects available within the Web container </text:span></text:span></text:p>
      <text:p text:style-name="P7">O d. Java objects available on the JSP pages only </text:p>
      <text:p text:style-name="P7">e. Java objects available within the EJB containe<office:annotation-end office:name="__Annotation__2654_215317255"/></text:p>
      <text:p text:style-name="Normal"/>
      <text:p text:style-name="Normal"><office:annotation office:name="__Annotation__2655_215317255" loext:resolved="false"><dc:creator>Unknown Author</dc:creator><dc:date>2024-01-24T08:01:19.903861440</dc:date><text:p text:style-name="P12"><text:span text:style-name="T25">Некоректен въпрос, но не е @Consumes, защото това казва какви данни приема услугата, примерно application/json</text:span></text:p></office:annotation><text:span text:style-name="Default_20_Paragraph_20_Font"><text:span text:style-name="T6">21. </text:span></text:span><text:span text:style-name="Default_20_Paragraph_20_Font"><text:span text:style-name="T4">Which of the following annotations is used to specify that a given RESTful Web Service is a client to another service?</text:span></text:span></text:p>
      <text:p text:style-name="P2">a. @PathParam</text:p>
      <text:p text:style-name="P5">b. @Consumes</text:p>
      <text:p text:style-name="P2">C @Provider</text:p>
      <text:p text:style-name="P2">d. Produces</text:p>
      <text:p text:style-name="P2">e. @Path<office:annotation-end office:name="__Annotation__2655_215317255"/></text:p>
      <text:p text:style-name="P2"/>
      <text:p text:style-name="Normal"><text:span text:style-name="Default_20_Paragraph_20_Font"><text:span text:style-name="T1">20. </text:span></text:span><text:span text:style-name="Default_20_Paragraph_20_Font"><text:span text:style-name="T4">Какви са преимуществата на протокола TCP/HTTP сравнение с UDP при комуникация от тип заявка­отговор?</text:span></text:span></text:p>
      <text:p text:style-name="P2">a. Предаване на аргументи и резултати с малък размер</text:p>
      <text:p text:style-name="P5">b. Осигурява договаряне на съдържанието</text:p>
      <text:p text:style-name="P2">c. Липса на необходимост от управление на извикванията</text:p>
      <text:p text:style-name="P9">d. По-­висока надеждност при доставянето на съобщенията</text:p>
      <text:p text:style-name="P1"/>
      <text:p text:style-name="Normal"><text:soft-page-break/><text:span text:style-name="Default_20_Paragraph_20_Font"><text:span text:style-name="T6">19</text:span></text:span><text:span text:style-name="Default_20_Paragraph_20_Font"><text:span text:style-name="T4">. Кой от следните атрибути за дефиниране на транзакции означава, че ако клиентът е асоцииран със стартирана транзакция, то изпълнението е в нея, а в противен случай изпълнението протича без поддръжка на транзакция?</text:span></text:span></text:p>
      <text:p text:style-name="P2">a. REQUIRED</text:p>
      <text:p text:style-name="P2">b. REQUIRES_NEW</text:p>
      <text:p text:style-name="P5">c. SUPPORTS</text:p>
      <text:p text:style-name="P2">d. MENDATORY</text:p>
      <text:p text:style-name="P2">e. NEVER</text:p>
      <text:p text:style-name="P2"/>
      <text:p text:style-name="Normal"><office:annotation office:name="__Annotation__2656_215317255" loext:resolved="false"><dc:creator>Unknown Author</dc:creator><dc:date>2024-01-24T08:02:07.245472656</dc:date><text:p text:style-name="P12"><text:span text:style-name="T25">Сигурно всички без Bean. Според мен е сгрешен въпрос. </text:span></text:p></office:annotation><text:span text:style-name="Default_20_Paragraph_20_Font"><text:span text:style-name="T11">18. </text:span></text:span><text:span text:style-name="Default_20_Paragraph_20_Font"><text:span text:style-name="T12">Which of the following components cannot be executed within Java EE EJB container?</text:span></text:span></text:p>
      <text:p text:style-name="P8">a. Applet</text:p>
      <text:p text:style-name="P8">b. Java Bean</text:p>
      <text:p text:style-name="P8">c. Facelet</text:p>
      <text:p text:style-name="P8">d. JSP</text:p>
      <text:p text:style-name="P8">e. Web service<office:annotation-end office:name="__Annotation__2656_215317255"/></text:p>
      <text:p text:style-name="Normal"><text:span text:style-name="Default_20_Paragraph_20_Font"><text:span text:style-name="T12"><text:line-break/></text:span></text:span><text:span text:style-name="Default_20_Paragraph_20_Font"><text:span text:style-name="T11">EJB container manages the execution of: Enterprise beans and their container.</text:span></text:span></text:p>
      <text:p text:style-name="P4"/>
      <text:p text:style-name="Normal"><text:span text:style-name="Default_20_Paragraph_20_Font"><text:span text:style-name="T7">16. </text:span></text:span><text:span text:style-name="Default_20_Paragraph_20_Font"><text:span text:style-name="T5">Which class is used to navigate programmatically to another page within servlets?</text:span></text:span></text:p>
      <text:p text:style-name="P6"><text:s/>a RequestDispatch</text:p>
      <text:p text:style-name="P3">b ResponseDispatch</text:p>
      <text:p text:style-name="P3">C RequestForward</text:p>
      <text:p text:style-name="P3">d PageNavigate</text:p>
      <text:p text:style-name="P3">e. RequestBackward</text:p>
      <text:p text:style-name="P3"/>
      <text:p text:style-name="Normal"><text:span text:style-name="Default_20_Paragraph_20_Font"><text:span text:style-name="T3">1</text:span></text:span><text:span text:style-name="Default_20_Paragraph_20_Font"><text:span text:style-name="T4">7. Кое от следните твърдения не е вярно за сесийните компоненти (Session beans) в EJB 3.0 спецификацията?</text:span></text:span></text:p>
      <text:p text:style-name="P9"><text:soft-page-break/>a. Използват опашки със съобщения или теми, реализирани върху JMS</text:p>
      <text:p text:style-name="P2">b. Реализират определени задачи в приложната логика на дадена услуга</text:p>
      <text:p text:style-name="P2">c. Притежават възможност за съхраняване на състоянието си</text:p>
      <text:p text:style-name="P2"/>
      <text:p text:style-name="Normal"><office:annotation office:name="__Annotation__2657_215317255" loext:resolved="false"><dc:creator>Unknown Author</dc:creator><dc:date>2024-01-24T08:03:02.467624220</dc:date><text:p text:style-name="P12"><text:span text:style-name="T25">И аз не съм сигурен за Bean. </text:span></text:p></office:annotation><text:span text:style-name="Default_20_Paragraph_20_Font"><text:span text:style-name="T8">14. </text:span></text:span><text:span text:style-name="Default_20_Paragraph_20_Font"><text:span text:style-name="T4">Which of the following types of software components can be executed within Java EE Web container?</text:span></text:span></text:p>
      <text:p text:style-name="Normal"><text:span text:style-name="Default_20_Paragraph_20_Font"><text:span text:style-name="T16">a. Java Bean</text:span></text:span><text:span text:style-name="Default_20_Paragraph_20_Font"><text:span text:style-name="T17"> – </text:span></text:span><text:span text:style-name="Default_20_Paragraph_20_Font"><text:span text:style-name="T1">НЕ ЗНАМ</text:span></text:span></text:p>
      <text:p text:style-name="P2">b. Applet</text:p>
      <text:p text:style-name="Normal"><text:span text:style-name="Default_20_Paragraph_20_Font"><text:span text:style-name="T19">c.Servlet</text:span></text:span><text:span text:style-name="Default_20_Paragraph_20_Font"><text:span text:style-name="T20"> – </text:span></text:span><text:span text:style-name="Default_20_Paragraph_20_Font"><text:span text:style-name="T21">СЪС СИГУРНОСТ</text:span></text:span></text:p>
      <text:p text:style-name="P2">d. Singleton EJB</text:p>
      <text:p text:style-name="Normal"><text:span text:style-name="Default_20_Paragraph_20_Font"><text:span text:style-name="T9">e. Messaging consumer</text:span></text:span><office:annotation-end office:name="__Annotation__2657_215317255"/></text:p>
      <text:p text:style-name="P4"/>
      <text:p text:style-name="P4">Java EE container manages execution of: EJB, JMS, JTA.</text:p>
      <text:p text:style-name="P4">Web container manages execution of: Web pages, Servlets, some EJB components.</text:p>
      <text:p text:style-name="P4"/>
      <text:p text:style-name="P2"/>
      <text:p text:style-name="Normal"><office:annotation office:name="__Annotation__2658_215317255" loext:resolved="false"><dc:creator>Unknown Author</dc:creator><dc:date>2024-01-24T08:03:30.975613402</dc:date><text:p text:style-name="P12"><text:span text:style-name="T25">Некоректен въпрос. Зависи какво се има предвид – какви тагове JSTL предлага, или с какви се съгласува добре. С HTML и JSP се съгласува добре, но те не са в самата JSTL библиотека, където са само Core. </text:span></text:p></office:annotation><text:span text:style-name="Default_20_Paragraph_20_Font"><text:span text:style-name="T6">12. </text:span></text:span><text:span text:style-name="Default_20_Paragraph_20_Font"><text:span text:style-name="T4">JSTL (Java Standard Tag Library) allows to use the following tags:</text:span></text:span></text:p>
      <text:p text:style-name="Normal"><text:span text:style-name="Default_20_Paragraph_20_Font"><text:span text:style-name="T9">a. ASP tags</text:span></text:span></text:p>
      <text:p text:style-name="P2">b. JSP tags</text:p>
      <text:p text:style-name="P5">c HTML tags</text:p>
      <text:p text:style-name="P2">d. SQL tags</text:p>
      <text:p text:style-name="P2">e. PHP tags<office:annotation-end office:name="__Annotation__2658_215317255"/></text:p>
      <text:p text:style-name="P2"/>
      <text:p text:style-name="Normal"><text:span text:style-name="Default_20_Paragraph_20_Font"><text:span text:style-name="T8">11. </text:span></text:span><text:span text:style-name="Default_20_Paragraph_20_Font"><text:span text:style-name="T4">Which of the following security requirements are supported by the security service of the Java EE application server?</text:span></text:span></text:p>
      <text:p text:style-name="P5">a. Data Encryption</text:p>
      <text:p text:style-name="P2">b. Session Identification</text:p>
      <text:p text:style-name="P5"><text:soft-page-break/>c.Principal Authorization</text:p>
      <text:p text:style-name="P2">d. Thread Synchronization</text:p>
      <text:p text:style-name="P5">e User Authentication</text:p>
      <text:p text:style-name="P4"/>
      <text:p text:style-name="Normal"><text:span text:style-name="Default_20_Paragraph_20_Font"><text:span text:style-name="T6">10. </text:span></text:span><text:span text:style-name="Default_20_Paragraph_20_Font"><text:span text:style-name="T4">Which of the following is the correct way to setup JNDI lookup context?</text:span></text:span></text:p>
      <text:p text:style-name="P2"><text:s/>a. Context ctxt = new Context.new(...)</text:p>
      <text:p text:style-name="P2"><text:s/>b. Context ctxt = new InitialContext.new()</text:p>
      <text:p text:style-name="P2">c Context ctxt = new Context (...)</text:p>
      <text:p text:style-name="P5">d. Context ctxt = new InitialContext (...)</text:p>
      <text:p text:style-name="P2">e. Context ctxt= Context.new()</text:p>
      <text:p text:style-name="P4"/>
      <text:p text:style-name="P10"/>
      <text:p text:style-name="Normal"><text:span text:style-name="Default_20_Paragraph_20_Font"><text:span text:style-name="T23">9. </text:span></text:span><text:span text:style-name="Default_20_Paragraph_20_Font"><text:span text:style-name="T4">The Controller component of the MVC architecture should implement only the following function of an application:</text:span></text:span></text:p>
      <text:p text:style-name="P2">a. The presentation logics</text:p>
      <text:p text:style-name="Normal"><text:span text:style-name="Default_20_Paragraph_20_Font"><text:span text:style-name="T19">b. The input/output data</text:span></text:span><text:span text:style-name="Default_20_Paragraph_20_Font"><text:span text:style-name="T20"> – <text:tab/></text:span></text:span></text:p>
      <text:p text:style-name="Normal"><text:span text:style-name="Default_20_Paragraph_20_Font"><text:span text:style-name="T19">C The navigation</text:span></text:span><text:span text:style-name="Default_20_Paragraph_20_Font"><text:span text:style-name="T20"> – and decides what to do</text:span></text:span></text:p>
      <text:p text:style-name="Normal"><text:span text:style-name="Default_20_Paragraph_20_Font"><text:span text:style-name="T9">d. The business logics</text:span></text:span><text:span text:style-name="Default_20_Paragraph_20_Font"><text:span text:style-name="T1"> – </text:span></text:span><text:span text:style-name="Default_20_Paragraph_20_Font"><text:span text:style-name="T8">goes to model</text:span></text:span></text:p>
      <text:p text:style-name="P2">e. The persistence management</text:p>
      <text:p text:style-name="P10"/>
      <text:p text:style-name="Normal"><text:span text:style-name="Default_20_Paragraph_20_Font"><text:span text:style-name="T23">8. </text:span></text:span><text:span text:style-name="Default_20_Paragraph_20_Font"><text:span text:style-name="T4">Следните дейности не се изпълняват от активатора при отдалеченото извикване на методи (RMI)?</text:span></text:span></text:p>
      <text:p text:style-name="P2">а.Регистрира пасивни обекти, които са готови за активация;</text:p>
      <text:p text:style-name="P2">б.Стартира именувани сървърни процеси и активира отдалечените обекти в тях</text:p>
      <text:p text:style-name="P2">с.Съхранява местоположенията на сървърите за отдалечените обекти, които вече е активирал</text:p>
      <text:p text:style-name="P9">д.Използва идентификатора на заявената операция operationID, за да избере подходящ метод в скелетона, към който да препрати заявката </text:p>
      <text:p text:style-name="P10"/>
      <text:p text:style-name="Normal"><text:soft-page-break/><office:annotation office:name="__Annotation__2659_215317255" loext:resolved="false"><dc:creator>Unknown Author</dc:creator><dc:date>2024-01-24T08:04:50.339993734</dc:date><text:p text:style-name="P12"><text:span text:style-name="T25">Тук дали не е и gossip?</text:span></text:p></office:annotation><text:span text:style-name="Default_20_Paragraph_20_Font"><text:span text:style-name="T23">7. </text:span></text:span><text:span text:style-name="Default_20_Paragraph_20_Font"><text:span text:style-name="T4">Кои от следните начини за реализация на publish-subscribe системите се характеризират със завишен мрежов трафик? </text:span></text:span></text:p>
      <text:p text:style-name="P5">a. Flooding </text:p>
      <text:p text:style-name="Normal"><text:span text:style-name="Default_20_Paragraph_20_Font"><text:span text:style-name="T9">b. Filtering </text:span></text:span></text:p>
      <text:p text:style-name="P2">c. Rendezvous </text:p>
      <text:p text:style-name="P2">d. Gossip<office:annotation-end office:name="__Annotation__2659_215317255"/></text:p>
      <text:p text:style-name="P10"/>
      <text:p text:style-name="Normal"><text:span text:style-name="Default_20_Paragraph_20_Font"><text:span text:style-name="T23">6. </text:span></text:span><text:span text:style-name="Default_20_Paragraph_20_Font"><text:span text:style-name="T4">Where and when the HttpServletResponce object is created for preparing the HTTP response?</text:span></text:span></text:p>
      <text:p text:style-name="P2">a. Within the serviet and then passed to the Web container for dispatching the response </text:p>
      <text:p text:style-name="P2">b.At the HTTP client and then passed to the server together with the request</text:p>
      <text:p text:style-name="Normal"><text:span text:style-name="Default_20_Paragraph_20_Font"><text:span text:style-name="T19">c. At the Web container and then passed to the servlet which processes the request </text:span></text:span><text:span text:style-name="Default_20_Paragraph_20_Font"><text:span text:style-name="T20"><text:s/>(</text:span></text:span><text:span text:style-name="Default_20_Paragraph_20_Font"><text:span text:style-name="T18">Implemented by the Java EE Web container Web server </text:span></text:span><text:span text:style-name="Default_20_Paragraph_20_Font"><text:span text:style-name="T22">➢</text:span></text:span><text:span text:style-name="Default_20_Paragraph_20_Font"><text:span text:style-name="T18"> creates an HttpServletResponse object </text:span></text:span><text:span text:style-name="Default_20_Paragraph_20_Font"><text:span text:style-name="T22">➢</text:span></text:span><text:span text:style-name="Default_20_Paragraph_20_Font"><text:span text:style-name="T18"> passes it to the servlet’s service method</text:span></text:span><text:span text:style-name="Default_20_Paragraph_20_Font"><text:span text:style-name="T20">)</text:span></text:span></text:p>
      <text:p text:style-name="P2">d. Within the serviet and used only internally for preparing the response</text:p>
      <text:p text:style-name="P2">e. At the HTTP server and then passed to the Web container together with the request</text:p>
      <text:p text:style-name="P10"/>
      <text:p text:style-name="P10"><office:annotation office:name="__Annotation__2681_215317255" loext:resolved="false"><dc:creator>Unknown Author</dc:creator><dc:date>2024-01-24T08:07:11.507590328</dc:date><text:p text:style-name="P12"><text:span text:style-name="T26">CHAD GPT <text:s/>(:-D) казва и servlet print statements. В лекциите никъде не го пише. </text:span></text:p></office:annotation></text:p>
      <text:p text:style-name="Normal"><text:span text:style-name="Default_20_Paragraph_20_Font"><text:span text:style-name="T23">5. </text:span></text:span><text:span text:style-name="Default_20_Paragraph_20_Font"><text:span text:style-name="T4">Which of the following elements of a dynamic Web page can be used to incorporate data from a database over JDBC?</text:span></text:span></text:p>
      <text:p text:style-name="P2">a. Servlet print statements</text:p>
      <text:p text:style-name="Normal"><text:span text:style-name="Default_20_Paragraph_20_Font"><text:span text:style-name="T19">b. JSP Java scriplets</text:span></text:span><text:span text:style-name="Default_20_Paragraph_20_Font"><text:span text:style-name="T20"> (</text:span></text:span><text:span text:style-name="Default_20_Paragraph_20_Font"><text:span text:style-name="T18">Example: Using JDBC inside JSP pages</text:span></text:span><text:span text:style-name="Default_20_Paragraph_20_Font"><text:span text:style-name="T20">)</text:span></text:span></text:p>
      <text:p text:style-name="P2">C.JSF tags</text:p>
      <text:p text:style-name="Normal"><text:span text:style-name="Default_20_Paragraph_20_Font"><text:span text:style-name="T19">d. JSTL custom tags</text:span></text:span><text:span text:style-name="Default_20_Paragraph_20_Font"><text:span text:style-name="T20"> </text:span></text:span><text:span text:style-name="Default_20_Paragraph_20_Font"><text:span text:style-name="T24">(</text:span></text:span>Example: Specifying JDBC connection on JSP pages using JSTL<text:span text:style-name="Default_20_Paragraph_20_Font"><text:span text:style-name="T24">)</text:span></text:span></text:p>
      <text:p text:style-name="P2">e. EL expressions</text:p>
      <text:p text:style-name="P10"><office:annotation-end office:name="__Annotation__2681_215317255"/></text:p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15%" fo:hyphenation-ladder-count="no-limit"/>
      <style:text-properties style:font-name="Arial" fo:font-family="Arial" style:font-family-generic="swiss" style:font-pitch="variable" fo:language="bg" fo:country="none" style:letter-kerning="fals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/>
    <dc:description/>
    <dc:subject/>
    <meta:initial-creator>Цветелина Ненкова Чакърова</meta:initial-creator>
    <meta:creation-date>2024-01-23T23:10:00Z</meta:creation-date>
    <dc:date>2024-01-24T08:07:44.284479638</dc:date>
    <meta:editing-cycles>3</meta:editing-cycles>
    <meta:editing-duration>PT2M31S</meta:editing-duration>
    <meta:document-statistic meta:table-count="0" meta:image-count="0" meta:object-count="0" meta:page-count="5" meta:paragraph-count="102" meta:word-count="768" meta:character-count="4796" meta:non-whitespace-character-count="4114"/>
    <meta:template xlink:type="simple" xlink:actuate="onRequest" xlink:title="" xlink:href="Normal"/>
  </office:meta>
</office:document-meta>
</file>